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17b9dc" officeooo:paragraph-rsid="0017b9dc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fo:language="fr" fo:country="CA" officeooo:rsid="0017b9dc" officeooo:paragraph-rsid="0017b9dc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17cb84" officeooo:paragraph-rsid="0017cb84" style:font-size-asian="11pt" style:font-size-complex="11pt"/>
    </style:style>
    <style:style style:name="P4" style:family="paragraph" style:parent-style-name="Standard" style:list-style-name="L2">
      <style:text-properties style:font-name="Times New Roman" fo:font-size="11pt" fo:language="fr" fo:country="CA" style:font-size-asian="11pt" style:font-size-complex="11pt"/>
    </style:style>
    <style:style style:name="P5" style:family="paragraph" style:parent-style-name="Standard">
      <style:text-properties style:font-name="Times New Roman" fo:font-size="11pt" fo:language="fr" fo:country="CA" officeooo:rsid="00193389" officeooo:paragraph-rsid="00193389" style:font-size-asian="11pt" style:font-size-complex="11pt"/>
    </style:style>
    <style:style style:name="P6" style:family="paragraph" style:parent-style-name="Standard">
      <style:text-properties style:font-name="Times New Roman" fo:font-size="11pt" fo:language="fr" fo:country="CA" officeooo:rsid="001d3f6c" officeooo:paragraph-rsid="001d3f6c" style:font-size-asian="11pt" style:font-size-complex="11pt"/>
    </style:style>
    <style:style style:name="P7" style:family="paragraph" style:parent-style-name="Standard">
      <style:text-properties style:font-name="Times New Roman" fo:font-size="11pt" fo:language="fr" fo:country="CA" officeooo:rsid="001eea8e" officeooo:paragraph-rsid="001eea8e" style:font-size-asian="11pt" style:font-size-complex="11pt"/>
    </style:style>
    <style:style style:name="P8" style:family="paragraph" style:parent-style-name="Standard">
      <style:text-properties style:font-name="Times New Roman" fo:font-size="11pt" fo:language="fr" fo:country="CA" officeooo:rsid="001fded1" officeooo:paragraph-rsid="001fded1" style:font-size-asian="11pt" style:font-size-complex="11pt"/>
    </style:style>
    <style:style style:name="P9" style:family="paragraph" style:parent-style-name="Standard">
      <style:text-properties style:font-name="Times New Roman" fo:font-size="11pt" fo:language="fr" fo:country="CA" officeooo:rsid="00201c12" officeooo:paragraph-rsid="00201c12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21580a" officeooo:paragraph-rsid="0021580a" style:font-size-asian="11pt" style:font-size-complex="11pt"/>
    </style:style>
    <style:style style:name="P11" style:family="paragraph" style:parent-style-name="Standard" style:list-style-name="L2"/>
    <style:style style:name="T1" style:family="text">
      <style:text-properties officeooo:rsid="0017cb84"/>
    </style:style>
    <style:style style:name="T2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style="normal" fo:font-weight="bold" fo:background-color="#00a65d" loext:char-shading-value="0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5" style:family="text">
      <style:text-properties fo:font-variant="normal" fo:text-transform="none" fo:color="#000000" style:font-name="Times New Roman" fo:font-size="11pt" fo:letter-spacing="normal" fo:language="fr" fo:country="CA" fo:font-style="normal" fo:font-weight="normal" style:font-size-asian="11pt" style:font-size-complex="11pt"/>
    </style:style>
    <style:style style:name="T6" style:family="text">
      <style:text-properties fo:font-variant="normal" fo:text-transform="none" fo:color="#000000" style:font-name="Times New Roman" fo:font-size="11pt" fo:letter-spacing="normal" fo:language="fr" fo:country="CA" fo:font-style="normal" fo:font-weight="normal" officeooo:rsid="0017cb84" style:font-size-asian="11pt" style:font-size-complex="11pt"/>
    </style:style>
    <style:style style:name="T7" style:family="text">
      <style:text-properties fo:font-variant="normal" fo:text-transform="none" fo:color="#000000" style:font-name="Times New Roman" fo:font-size="11pt" fo:letter-spacing="normal" fo:language="fr" fo:country="CA" fo:font-style="normal" fo:font-weight="bold" style:font-size-asian="11pt" style:font-size-complex="11pt"/>
    </style:style>
    <style:style style:name="T8" style:family="text">
      <style:text-properties officeooo:rsid="001a9031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toformation Python</text:p>
      <text:p text:style-name="P2"/>
      <text:p text:style-name="P1"/>
      <text:p text:style-name="P1">Chapitre 1</text:p>
      <text:p text:style-name="P1"/>
      <text:p text:style-name="P3">Cours 1 – Découvrez Python</text:p>
      <text:p text:style-name="P3"/>
      <text:p text:style-name="P3">Langage orienté objet simple d’utilisation qui possède de nombreuses bibliothèques.</text:p>
      <text:p text:style-name="P3">Il est possible de réaliser en python:</text:p>
      <text:p text:style-name="P3"/>
      <text:list xml:id="list333730668" text:style-name="L2">
        <text:list-item>
          <text:p text:style-name="P11"><text:span text:style-name="T6">D</text:span><text:span text:style-name="T5">e petits programmes très simples, appelés </text:span><text:span text:style-name="Strong_20_Emphasis"><text:span text:style-name="T7">scripts</text:span></text:span><text:span text:style-name="T5">, chargés d'une mission très précise sur votre ordinateur </text:span></text:p>
        </text:list-item>
        <text:list-item>
          <text:p text:style-name="P4"><text:span text:style-name="T1">D</text:span>es programmes complets, comme des jeux, des suites bureautiques, des logiciels multimédias, <text:span text:style-name="T1">D</text:span>es clients de messageri<text:bookmark text:name="r-2230963"/><text:bookmark text:name="r-2230962"/>e</text:p>
        </text:list-item>
        <text:list-item>
          <text:p text:style-name="P4"><text:span text:style-name="T1">D</text:span>es projets très complexes, comme des progiciels (ensemble de plusieurs logiciels pouvant fonctionner ensemble, principalement utilisés dans le monde professionnel).</text:p>
        </text:list-item>
      </text:list>
      <text:p text:style-name="P5">Python est un langage de programmation interprété, c’est à dire que les lignes de commandes sont restranscritent en langage machine au fur et à mesure à l’inverse d’un langage compilé comme le C par exemple. <text:span text:style-name="T8">Ainsi le Python est plus simple et plus portable mais également plus long. </text:span></text:p>
      <text:p text:style-name="P5"/>
      <text:p text:style-name="P6">Cours 2 – Premier pas avec l’interpréteur</text:p>
      <text:p text:style-name="P6"/>
      <text:p text:style-name="P7">Entrer sur l’interpréteur : <text:span text:style-name="T3">python </text:span><text:span text:style-name="T2">L’interpréteur permet de saisir des commandes et des les tester immédiatement (du fait que python est un langage interprété).</text:span></text:p>
      <text:p text:style-name="P8"><text:span text:style-name="T2">Les opérations courantes se font avec les symboles +, -, *, /</text:span></text:p>
      <text:p text:style-name="P9"><text:span text:style-name="T2">Cas de la division : // → le dividande,% → Le reste</text:span></text:p>
      <text:p text:style-name="P6"/>
      <text:p text:style-name="P10">Cours 3 – Les variables</text:p>
      <text:p text:style-name="P10"/>
      <text:p text:style-name="P10"/>
      <text:p text:style-name="P1">Chapitre 2</text:p>
      <text:p text:style-name="P1"/>
      <text:p text:style-name="P1">Chapitre 3</text:p>
      <text:p text:style-name="P1"/>
      <text:p text:style-name="P1">Chapitre 4</text:p>
      <text:p text:style-name="P1"/>
      <text:p text:style-name="P1">Chapitre 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6:36:20.697567356</meta:creation-date>
    <dc:date>2019-02-25T17:31:32.100339359</dc:date>
    <meta:editing-duration>PT55M13S</meta:editing-duration>
    <meta:editing-cycles>11</meta:editing-cycles>
    <meta:generator>LibreOffice/6.0.6.2$Linux_X86_64 LibreOffice_project/00m0$Build-2</meta:generator>
    <meta:document-statistic meta:table-count="0" meta:image-count="0" meta:object-count="0" meta:page-count="1" meta:paragraph-count="18" meta:word-count="193" meta:character-count="1230" meta:non-whitespace-character-count="1053"/>
  </office:meta>
</office:document-meta>
</file>